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843cm" fo:min-width="0cm"/>
    </style:style>
    <style:style style:name="gr8"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style:font-size-asian="10pt" style:font-size-complex="10pt"/>
    </style:style>
    <style:style style:name="P4"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6cm" svg:height="0.7cm" svg:x="1.8cm" svg:y="5.3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2.2cm" svg:height="1.3cm" svg:x="2cm" svg:y="3.8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 draw:layer="layout" svg:width="2.2cm" svg:height="2.2cm" svg:x="5.2cm" svg:y="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cm" svg:height="1.3cm" svg:x="9cm" svg:y="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1" draw:layer="layout" svg:width="0.9cm" svg:height="0.8cm" svg:x="9.5cm" svg:y="4.9cm">
            <text:p/>
            <draw:enhanced-geometry svg:viewBox="0 0 21600 21600" draw:type="rectangle" draw:enhanced-path="M 0 0 L 21600 0 21600 21600 0 21600 0 0 Z N"/>
          </draw:custom-shape>
          <draw:custom-shape draw:style-name="gr1" draw:text-style-name="P1" draw:layer="layout" svg:width="0.9cm" svg:height="0.3cm" svg:x="9.5cm" svg:y="5.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 draw:text-style-name="P1" draw:layer="layout" svg:width="0.9cm" svg:height="0.801cm" draw:transform="rotate (1.18926735230894) translate (7.796cm 7.308cm)">
            <text:p/>
            <draw:enhanced-geometry svg:viewBox="0 0 21600 21600" draw:mirror-vertical="true" draw:type="rectangle" draw:enhanced-path="M 0 0 L 21600 0 21600 21600 0 21600 0 0 Z N"/>
          </draw:custom-shape>
          <draw:custom-shape draw:style-name="gr1" draw:text-style-name="P1" draw:layer="layout" svg:width="0.9cm" svg:height="0.3cm" draw:transform="rotate (1.18926735230894) translate (8.539cm 7.196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 draw:text-style-name="P1" draw:layer="layout" svg:width="0.9cm" svg:height="0.8cm" draw:transform="rotate (-0.659734457253857) translate (11.391cm 7.65cm)">
            <text:p/>
            <draw:enhanced-geometry svg:viewBox="0 0 21600 21600" draw:mirror-vertical="true" draw:type="rectangle" draw:enhanced-path="M 0 0 L 21600 0 21600 21600 0 21600 0 0 Z N"/>
          </draw:custom-shape>
          <draw:custom-shape draw:style-name="gr1" draw:text-style-name="P1" draw:layer="layout" svg:width="0.9cm" svg:height="0.3cm" draw:transform="rotate (-0.659734457253857) translate (10.9cm 7.41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 draw:text-style-name="P1" draw:layer="layout" svg:width="0.9cm" svg:height="0.8cm" draw:transform="rotate (-1.16308741352902) translate (14.041cm 6.351cm)">
            <text:p/>
            <draw:enhanced-geometry svg:viewBox="0 0 21600 21600" draw:mirror-vertical="true" draw:type="rectangle" draw:enhanced-path="M 0 0 L 21600 0 21600 21600 0 21600 0 0 Z N"/>
          </draw:custom-shape>
          <draw:custom-shape draw:style-name="gr1" draw:text-style-name="P1" draw:layer="layout" svg:width="0.9cm" svg:height="0.301cm" draw:transform="rotate (-1.16308741352902) translate (13.307cm 6.232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line draw:style-name="gr4" draw:text-style-name="P1" draw:layer="layout" svg:x1="10cm" svg:y1="4.4cm" svg:x2="10cm" svg:y2="4.9cm">
          <text:p/>
        </draw:line>
        <draw:custom-shape draw:style-name="gr1" draw:text-style-name="P1" draw:layer="layout" svg:width="1.7cm" svg:height="0.4cm" draw:transform="rotate (-1.18926735230894) translate (7.183cm 6.589cm)">
          <text:p/>
          <draw:enhanced-geometry svg:viewBox="0 0 21600 21600" draw:glue-points="10800 0 0 10800 10800 21600 21600 10800" draw:type="flowchart-process" draw:enhanced-path="M 0 0 L 21600 0 21600 21600 0 21600 0 0 Z N"/>
        </draw:custom-shape>
        <draw:g>
          <draw:line draw:style-name="gr5" draw:text-style-name="P1" draw:layer="layout" svg:x1="6.849cm" svg:y1="6.831cm" svg:x2="6.756cm" svg:y2="6.868cm">
            <text:p/>
          </draw:line>
          <draw:line draw:style-name="gr5" draw:text-style-name="P1" draw:layer="layout" svg:x1="6.886cm" svg:y1="6.923cm" svg:x2="6.793cm" svg:y2="6.96cm">
            <text:p/>
          </draw:line>
          <draw:line draw:style-name="gr5" draw:text-style-name="P1" draw:layer="layout" svg:x1="6.924cm" svg:y1="7.016cm" svg:x2="6.831cm" svg:y2="7.053cm">
            <text:p/>
          </draw:line>
          <draw:line draw:style-name="gr5" draw:text-style-name="P1" draw:layer="layout" svg:x1="6.961cm" svg:y1="7.109cm" svg:x2="6.868cm" svg:y2="7.146cm">
            <text:p/>
          </draw:line>
          <draw:line draw:style-name="gr5" draw:text-style-name="P1" draw:layer="layout" svg:x1="6.998cm" svg:y1="7.202cm" svg:x2="6.905cm" svg:y2="7.239cm">
            <text:p/>
          </draw:line>
          <draw:line draw:style-name="gr5" draw:text-style-name="P1" draw:layer="layout" svg:x1="7.035cm" svg:y1="7.295cm" svg:x2="6.942cm" svg:y2="7.332cm">
            <text:p/>
          </draw:line>
          <draw:line draw:style-name="gr5" draw:text-style-name="P1" draw:layer="layout" svg:x1="7.073cm" svg:y1="7.388cm" svg:x2="6.98cm" svg:y2="7.425cm">
            <text:p/>
          </draw:line>
          <draw:line draw:style-name="gr5" draw:text-style-name="P1" draw:layer="layout" svg:x1="7.11cm" svg:y1="7.48cm" svg:x2="7.017cm" svg:y2="7.517cm">
            <text:p/>
          </draw:line>
          <draw:line draw:style-name="gr5" draw:text-style-name="P1" draw:layer="layout" svg:x1="7.147cm" svg:y1="7.573cm" svg:x2="7.054cm" svg:y2="7.61cm">
            <text:p/>
          </draw:line>
          <draw:line draw:style-name="gr5" draw:text-style-name="P1" draw:layer="layout" svg:x1="7.184cm" svg:y1="7.666cm" svg:x2="7.091cm" svg:y2="7.703cm">
            <text:p/>
          </draw:line>
          <draw:line draw:style-name="gr5" draw:text-style-name="P1" draw:layer="layout" svg:x1="7.222cm" svg:y1="7.759cm" svg:x2="7.129cm" svg:y2="7.796cm">
            <text:p/>
          </draw:line>
          <draw:line draw:style-name="gr5" draw:text-style-name="P1" draw:layer="layout" svg:x1="7.259cm" svg:y1="7.852cm" svg:x2="7.166cm" svg:y2="7.889cm">
            <text:p/>
          </draw:line>
          <draw:line draw:style-name="gr5" draw:text-style-name="P1" draw:layer="layout" svg:x1="7.296cm" svg:y1="7.944cm" svg:x2="7.203cm" svg:y2="7.981cm">
            <text:p/>
          </draw:line>
          <draw:line draw:style-name="gr5" draw:text-style-name="P1" draw:layer="layout" svg:x1="7.333cm" svg:y1="8.037cm" svg:x2="7.24cm" svg:y2="8.074cm">
            <text:p/>
          </draw:line>
          <draw:line draw:style-name="gr5" draw:text-style-name="P1" draw:layer="layout" svg:x1="7.371cm" svg:y1="8.13cm" svg:x2="7.278cm" svg:y2="8.167cm">
            <text:p/>
          </draw:line>
          <draw:line draw:style-name="gr5" draw:text-style-name="P1" draw:layer="layout" svg:x1="7.408cm" svg:y1="8.223cm" svg:x2="7.315cm" svg:y2="8.26cm">
            <text:p/>
          </draw:line>
        </draw:g>
        <draw:g>
          <draw:line draw:style-name="gr5" draw:text-style-name="P1" draw:layer="layout" svg:x1="7.313cm" svg:y1="6.644cm" svg:x2="7.22cm" svg:y2="6.681cm">
            <text:p/>
          </draw:line>
          <draw:line draw:style-name="gr5" draw:text-style-name="P1" draw:layer="layout" svg:x1="7.351cm" svg:y1="6.737cm" svg:x2="7.258cm" svg:y2="6.774cm">
            <text:p/>
          </draw:line>
          <draw:line draw:style-name="gr5" draw:text-style-name="P1" draw:layer="layout" svg:x1="7.388cm" svg:y1="6.83cm" svg:x2="7.295cm" svg:y2="6.867cm">
            <text:p/>
          </draw:line>
          <draw:line draw:style-name="gr5" draw:text-style-name="P1" draw:layer="layout" svg:x1="7.425cm" svg:y1="6.923cm" svg:x2="7.332cm" svg:y2="6.96cm">
            <text:p/>
          </draw:line>
          <draw:line draw:style-name="gr5" draw:text-style-name="P1" draw:layer="layout" svg:x1="7.462cm" svg:y1="7.016cm" svg:x2="7.369cm" svg:y2="7.053cm">
            <text:p/>
          </draw:line>
          <draw:line draw:style-name="gr5" draw:text-style-name="P1" draw:layer="layout" svg:x1="7.499cm" svg:y1="7.109cm" svg:x2="7.406cm" svg:y2="7.146cm">
            <text:p/>
          </draw:line>
          <draw:line draw:style-name="gr5" draw:text-style-name="P1" draw:layer="layout" svg:x1="7.537cm" svg:y1="7.201cm" svg:x2="7.444cm" svg:y2="7.238cm">
            <text:p/>
          </draw:line>
          <draw:line draw:style-name="gr5" draw:text-style-name="P1" draw:layer="layout" svg:x1="7.574cm" svg:y1="7.294cm" svg:x2="7.481cm" svg:y2="7.331cm">
            <text:p/>
          </draw:line>
          <draw:line draw:style-name="gr5" draw:text-style-name="P1" draw:layer="layout" svg:x1="7.611cm" svg:y1="7.387cm" svg:x2="7.518cm" svg:y2="7.424cm">
            <text:p/>
          </draw:line>
          <draw:line draw:style-name="gr5" draw:text-style-name="P1" draw:layer="layout" svg:x1="7.648cm" svg:y1="7.48cm" svg:x2="7.555cm" svg:y2="7.517cm">
            <text:p/>
          </draw:line>
          <draw:line draw:style-name="gr5" draw:text-style-name="P1" draw:layer="layout" svg:x1="7.686cm" svg:y1="7.573cm" svg:x2="7.593cm" svg:y2="7.61cm">
            <text:p/>
          </draw:line>
          <draw:line draw:style-name="gr5" draw:text-style-name="P1" draw:layer="layout" svg:x1="7.723cm" svg:y1="7.665cm" svg:x2="7.63cm" svg:y2="7.702cm">
            <text:p/>
          </draw:line>
          <draw:line draw:style-name="gr5" draw:text-style-name="P1" draw:layer="layout" svg:x1="7.76cm" svg:y1="7.758cm" svg:x2="7.667cm" svg:y2="7.795cm">
            <text:p/>
          </draw:line>
          <draw:line draw:style-name="gr5" draw:text-style-name="P1" draw:layer="layout" svg:x1="7.797cm" svg:y1="7.851cm" svg:x2="7.704cm" svg:y2="7.888cm">
            <text:p/>
          </draw:line>
          <draw:line draw:style-name="gr5" draw:text-style-name="P1" draw:layer="layout" svg:x1="7.835cm" svg:y1="7.944cm" svg:x2="7.742cm" svg:y2="7.981cm">
            <text:p/>
          </draw:line>
          <draw:line draw:style-name="gr5" draw:text-style-name="P1" draw:layer="layout" svg:x1="7.872cm" svg:y1="8.037cm" svg:x2="7.779cm" svg:y2="8.074cm">
            <text:p/>
          </draw:line>
        </draw:g>
        <draw:line draw:style-name="gr4" draw:text-style-name="P1" draw:layer="layout" svg:x1="7.945cm" svg:y1="7.145cm" svg:x2="7.481cm" svg:y2="7.331cm">
          <text:p/>
        </draw:line>
        <draw:frame draw:style-name="gr6" draw:text-style-name="P2" draw:layer="layout" svg:width="2.394cm" svg:height="1.445cm" svg:x="11.337cm" svg:y="3.073cm">
          <draw:text-box>
            <text:p text:style-name="P1"><text:span text:style-name="T1">Linux based</text:span></text:p>
            <text:p text:style-name="P1"><text:span text:style-name="T1">Coordinator</text:span></text:p>
            <text:p text:style-name="P1"><text:span text:style-name="T1">Processor</text:span></text:p>
          </draw:text-box>
        </draw:frame>
        <draw:frame draw:style-name="gr6" draw:text-style-name="P3" draw:layer="layout" svg:width="2.72cm" svg:height="0.649cm" svg:x="1.711cm" svg:y="2.973cm">
          <draw:text-box>
            <text:p text:style-name="P1"><text:span text:style-name="T1">Monitoring PC</text:span></text:p>
          </draw:text-box>
        </draw:frame>
        <draw:frame draw:style-name="gr7" draw:text-style-name="P3" draw:layer="layout" svg:width="2.805cm" svg:height="1.093cm" svg:x="4.103cm" svg:y="7.43cm">
          <draw:text-box>
            <text:p><text:span text:style-name="T1">Microcontroller</text:span></text:p>
            <text:p text:style-name="P1"><text:span text:style-name="T1">Based Node</text:span></text:p>
          </draw:text-box>
        </draw:frame>
        <draw:frame draw:style-name="gr6" draw:text-style-name="P3" draw:layer="layout" svg:width="2.852cm" svg:height="0.649cm" svg:x="7.938cm" svg:y="8.429cm">
          <draw:text-box>
            <text:p text:style-name="P1"><text:span text:style-name="T1">Remote Nodes</text:span></text:p>
          </draw:text-box>
        </draw:frame>
        <draw:frame draw:style-name="gr6" draw:text-style-name="P3" draw:layer="layout" svg:width="1.692cm" svg:height="0.649cm" svg:x="5.456cm" svg:y="4.115cm">
          <draw:text-box>
            <text:p text:style-name="P1"><text:span text:style-name="T1">Internet</text:span></text:p>
          </draw:text-box>
        </draw:frame>
        <draw:line draw:style-name="gr8" draw:text-style-name="P1" draw:layer="layout" svg:x1="4.152cm" svg:y1="4.558cm" svg:x2="5.251cm" svg:y2="4.578cm">
          <text:p/>
        </draw:line>
        <draw:line draw:style-name="gr8" draw:text-style-name="P1" draw:layer="layout" svg:x1="7.408cm" svg:y1="4.315cm" svg:x2="9.037cm" svg:y2="3.704cm">
          <text:p/>
        </draw:line>
        <draw:custom-shape draw:style-name="gr2" draw:text-style-name="P1" draw:layer="layout" svg:width="2.91cm" svg:height="1.038cm" svg:x="9.566cm" svg:y="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4" draw:layer="layout" svg:width="2.255cm" svg:height="0.573cm" svg:x="9.833cm" svg:y="6.6cm">
          <draw:text-box>
            <text:p text:style-name="P1"><text:span text:style-name="T2">IEEE802.15.4</text:span></text:p>
          </draw:text-box>
        </draw:frame>
        <draw:custom-shape draw:style-name="gr1" draw:text-style-name="P1" draw:layer="layout" svg:width="0.366cm" svg:height="0.448cm" svg:x="9.566cm" svg:y="3.4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en Sarkies</meta:initial-creator>
    <meta:creation-date>2013-02-21T09:23:02</meta:creation-date>
    <dc:date>2017-05-24T17:40:14.238151537</dc:date>
    <meta:editing-duration>PT12M8S</meta:editing-duration>
    <meta:editing-cycles>5</meta:editing-cycles>
    <meta:generator>LibreOffice/4.2.8.2$Linux_X86_64 LibreOffice_project/420m0$Build-2</meta:generator>
    <meta:document-statistic meta:object-count="63"/>
  </office:meta>
</office:document-meta>
</file>